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05bef8" officeooo:paragraph-rsid="0005bef8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05bef8" officeooo:paragraph-rsid="0005bef8"/>
    </style:style>
    <style:style style:name="T1" style:family="text">
      <style:text-properties fo:font-variant="normal" fo:text-transform="none" fo:color="#333333" style:font-name="Helvetica Neue" fo:font-size="18.2000007629395pt" fo:letter-spacing="normal" fo:font-style="normal" fo:font-weight="bold"/>
    </style:style>
    <style:style style:name="T2" style:family="text">
      <style:text-properties fo:font-variant="normal" fo:text-transform="none" fo:color="#333333" style:font-name="Helvetica Neue" fo:font-size="18.2000007629395pt" fo:letter-spacing="normal" fo:font-style="normal" fo:font-weight="bold" officeooo:rsid="0005bef8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<text:span text:style-name="T1">10. Regular Expression Matching</text:span></text:p>
      <text:p text:style-name="P3"><text:span text:style-name="T1">邵黎明</text:span></text:p>
      <text:p text:style-name="P4"><text:span text:style-name="T1"/></text:p>
      <text:list xml:id="list6500261863797576107" text:style-name="L1">
        <text:list-item>
          <text:p text:style-name="P1"><text:span text:style-name="T1">递归</text:span><text:span text:style-name="T2">法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"><text:span text:style-name="T2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文泉驿正黑" style:font-family-complex="文泉驿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8:36:02.510781943</meta:creation-date>
    <dc:date>2018-05-17T08:54:10.935000449</dc:date>
    <meta:editing-duration>PT7M58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4" meta:word-count="12" meta:character-count="40" meta:non-whitespace-character-count="36"/>
  </office:meta>
</office:document-meta>
</file>